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n</mi>
      <mrow>
        <mi/>
        <mo stretchy="false">=</mo>
        <mi/>
      </mrow>
      <msqrt>
        <mrow>
          <msub>
            <mo stretchy="false">ϵ</mo>
            <mi>r</mi>
          </msub>
          <msub>
            <mo stretchy="false">μ</mo>
            <mi>r</mi>
          </msub>
        </mrow>
      </msqrt>
    </mrow>
    <annotation encoding="StarMath 5.0">n `=` sqrt {%iepsilon _r %imu _r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3:00:38.736000000</meta:creation-date>
    <meta:generator>LibreOffice/4.1.4.2$Windows_x86 LibreOffice_project/0a0440ccc0227ad9829de5f46be37cfb6edcf72</meta:generator>
  </office:meta>
</office:document-meta>
</file>